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ct.getPre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MiddleInitial( String middleIniti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ct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getMiddleInit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Preferred( PreferredContact prefer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.setPhone( String ph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